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 style:list-style-name="Numbering_20_1">
      <style:text-properties fo:language="en" fo:country="US"/>
    </style:style>
    <style:style style:name="P13" style:family="paragraph" style:parent-style-name="ProgrammaCode">
      <style:text-properties fo:language="none" fo:country="none" style:language-asian="none" style:country-asian="none"/>
    </style:style>
    <style:style style:name="P14" style:family="paragraph" style:parent-style-name="Standard" style:list-style-name="WW8Num38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2" style:list-style-name="Numbering_20_1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Heading_20_3" style:list-style-name="L2"/>
    <style:style style:name="P24" style:family="paragraph" style:parent-style-name="ProgrammaCode">
      <style:paragraph-properties>
        <style:tab-stops/>
      </style:paragraph-properties>
    </style:style>
    <style:style style:name="P25" style:family="paragraph" style:parent-style-name="Standard">
      <style:paragraph-properties>
        <style:tab-stops/>
      </style:paragraph-properties>
    </style:style>
    <style:style style:name="P26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7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8" style:family="paragraph" style:parent-style-name="Header">
      <style:paragraph-properties>
        <style:tab-stops/>
      </style:paragraph-properties>
    </style:style>
    <style:style style:name="P29" style:family="paragraph" style:parent-style-name="Header">
      <style:paragraph-properties fo:break-before="page">
        <style:tab-stops/>
      </style:paragraph-properties>
    </style:style>
    <style:style style:name="P30" style:family="paragraph" style:parent-style-name="Standard">
      <style:paragraph-properties fo:break-before="page">
        <style:tab-stops/>
      </style:paragraph-properties>
    </style:style>
    <style:style style:name="P31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2" style:family="paragraph" style:parent-style-name="Standard">
      <style:paragraph-properties>
        <style:tab-stops/>
      </style:paragraph-properties>
      <style:text-properties fo:language="en" fo:country="GB"/>
    </style:style>
    <style:style style:name="P33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4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35" style:family="paragraph" style:parent-style-name="Heading_20_1">
      <style:paragraph-properties>
        <style:tab-stops/>
      </style:paragraph-properties>
      <style:text-properties fo:language="en" fo:country="GB"/>
    </style:style>
    <style:style style:name="P3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7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Kitche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 What is Kitchen?<text:tab/>3</text:p>
          <text:p text:style-name="P9">2. Installation<text:tab/>3</text:p>
          <text:p text:style-name="P9">3. Launching Kitchen<text:tab/>3</text:p>
          <text:p text:style-name="P9">4. Command line options<text:tab/>4</text:p>
          <text:p text:style-name="P9">5. Path<text:tab/>7</text:p>
          <text:p text:style-name="P9">6. Run a job from file<text:tab/>7</text:p>
          <text:p text:style-name="P9">7. Run a job from Repository<text:tab/>8</text:p>
          <text:p text:style-name="P9">8. Redirecting output<text:tab/>8</text:p>
          <text:p text:style-name="P8">2. Scheduling<text:tab/>9</text:p>
          <text:p text:style-name="P9">1. Schedule a job on windows<text:tab/>9</text:p>
          <text:p text:style-name="P9">2. Schedule a job on Unix<text:tab/>9</text:p>
          <text:p text:style-name="P8">3. License<text:tab/>11</text:p>
          <text:p text:style-name="P9">1. Short version<text:tab/>11</text:p>
          <text:p text:style-name="P9">1.1 Complete text<text:tab/>11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list text:style-name="Numbering_20_1" text:continue-numbering="true">
        <text:list-item>
          <text:list text:continue-numbering="true">
            <text:list-item>
              <text:h text:style-name="P16" text:outline-level="2"><text:span text:style-name="T1">Command line o</text:span><text:span text:style-name="T2">ptions</text:span></text:h>
            </text:list-item>
          </text:list>
        </text:list-item>
      </text:list>
      <text:p text:style-name="Standard">These are the command line options that you can use. </text:p>
      <text:p text:style-name="P17"/>
      <text:p text:style-name="P18"><text:span text:style-name="T3">IMPORTANT NOTES</text:span>: </text:p>
      <text:list text:style-name="L1">
        <text:list-item>
          <text:p text:style-name="P19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9">Fields in italic represent the values that the options use.</text:p>
        </text:list-item>
        <text:list-item>
          <text:p text:style-name="P20">It’s important that if spaces are present in the option values, you use quotes or double quotes to keep them together. Take a look at the examples below for more info.</text:p>
          <text:p text:style-name="P21"/>
        </text:list-item>
      </text:list>
      <text:p text:style-name="ProgrammaCode">/option:<text:span text:style-name="T4">value</text:span></text:p>
      <text:p text:style-name="P18"/>
      <text:p text:style-name="P22">Below are the valid options.</text:p>
      <text:list text:style-name="L2">
        <text:list-item>
          <text:p text:style-name="P23">Launch XML File</text:p>
        </text:list-item>
      </text:list>
      <text:p text:style-name="Standard"/>
      <text:p text:style-name="P24">-file=<text:span text:style-name="T4">filename</text:span></text:p>
      <text:p text:style-name="P25"/>
      <text:p text:style-name="P25">This option runs the job defined in the XML file. <text:s/>(.kjb : Kettle Job)</text:p>
      <text:p text:style-name="P25"/>
      <text:list text:style-name="L2" text:continue-numbering="true">
        <text:list-item>
          <text:p text:style-name="P26">Set the logging file</text:p>
        </text:list-item>
      </text:list>
      <text:p text:style-name="P25"/>
      <text:p text:style-name="P24">-log=<text:span text:style-name="T4">Logging Filename</text:span></text:p>
      <text:p text:style-name="P25"/>
      <text:p text:style-name="P25">Specifies the log file. <text:s/>The default is the standard output.</text:p>
      <text:p text:style-name="P25"/>
      <text:list text:style-name="L2" text:continue-numbering="true">
        <text:list-item>
          <text:p text:style-name="P26">Set the logging level</text:p>
        </text:list-item>
      </text:list>
      <text:p text:style-name="P25"/>
      <text:p text:style-name="P24">-level=<text:span text:style-name="T4">Logging Level</text:span></text:p>
      <text:p text:style-name="P25"/>
      <text:p text:style-name="P25">The level option sets the log level for the job that’s being run.</text:p>
      <text:p text:style-name="P25">These are the possible values:</text:p>
      <text:p text:style-name="P25"/>
      <text:list text:style-name="WW8Num30">
        <text:list-item>
          <text:p text:style-name="P27">Error:<text:tab/><text:tab/>Only show errors</text:p>
        </text:list-item>
        <text:list-item>
          <text:p text:style-name="P27">Nothing:<text:tab/><text:tab/>Don’t show any output</text:p>
        </text:list-item>
        <text:list-item>
          <text:p text:style-name="P27">Minimal:<text:tab/><text:tab/>Only use minimal logging</text:p>
        </text:list-item>
        <text:list-item>
          <text:p text:style-name="P27">Basic:<text:tab/><text:tab/>This is the default basic logging level</text:p>
        </text:list-item>
        <text:list-item>
          <text:p text:style-name="P27">Detailed:<text:tab/>Give detailed logging output</text:p>
        </text:list-item>
        <text:list-item>
          <text:p text:style-name="P27">Debug:<text:tab/><text:tab/>For debugging purposes, very detailed output.</text:p>
        </text:list-item>
        <text:list-item>
          <text:p text:style-name="P27">Rowlevel:<text:tab/>Logging at a row level, this can generate a lot of data.</text:p>
        </text:list-item>
      </text:list>
      <text:p text:style-name="P28"/>
      <text:p text:style-name="P29"/>
      <text:list text:style-name="L2" text:continue-numbering="true">
        <text:list-item>
          <text:p text:style-name="P26">Choose a repository</text:p>
        </text:list-item>
      </text:list>
      <text:p text:style-name="P25"/>
      <text:p text:style-name="P24">-rep=<text:span text:style-name="T4">Repository name</text:span></text:p>
      <text:p text:style-name="P28"/>
      <text:p text:style-name="P25">Connect to the repository with name “<text:span text:style-name="T4">Repository name</text:span>”.</text:p>
      <text:p text:style-name="P25">You also need to specify the options –user, –pass, -dir and –job.</text:p>
      <text:p text:style-name="P25">You can also specify this option in the form of environment variable KETTLE_REPOSITORY.</text:p>
      <text:p text:style-name="P25"/>
      <text:list text:style-name="L2" text:continue-numbering="true">
        <text:list-item>
          <text:p text:style-name="P26">Set the repository user name</text:p>
        </text:list-item>
      </text:list>
      <text:p text:style-name="P25"/>
      <text:p text:style-name="P24">-user=<text:span text:style-name="T4">Username</text:span></text:p>
      <text:p text:style-name="P28"/>
      <text:p text:style-name="P28">This is the username with which you want to connect to the repository.</text:p>
      <text:p text:style-name="P25">You can also specify this option in the form of environment variable KETTLE_USER.</text:p>
      <text:p text:style-name="P25"/>
      <text:list text:style-name="L2" text:continue-numbering="true">
        <text:list-item>
          <text:p text:style-name="P26">Set the repository password</text:p>
        </text:list-item>
      </text:list>
      <text:p text:style-name="P25"/>
      <text:p text:style-name="P24">-pass=<text:span text:style-name="T4">Password</text:span></text:p>
      <text:p text:style-name="P25"/>
      <text:p text:style-name="P28">The password to use to connect to the repository</text:p>
      <text:p text:style-name="P25">You can also specify this option in the form of environment variable KETTLE_PASSWORD.</text:p>
      <text:p text:style-name="P25"/>
      <text:list text:style-name="L2" text:continue-numbering="true">
        <text:list-item>
          <text:p text:style-name="P26">Select the repository job to run</text:p>
        </text:list-item>
      </text:list>
      <text:p text:style-name="P25"/>
      <text:p text:style-name="P24">-job=<text:span text:style-name="T4">Job Name</text:span></text:p>
      <text:p text:style-name="P25"/>
      <text:p text:style-name="P28">Use this option to select the job to run from the repository. <text:s/>Please also select the directory with the “-dir” option.</text:p>
      <text:p text:style-name="P25"/>
      <text:list text:style-name="L2" text:continue-numbering="true">
        <text:list-item>
          <text:p text:style-name="P26">List the directories in the repository </text:p>
        </text:list-item>
      </text:list>
      <text:p text:style-name="P25"/>
      <text:p text:style-name="P24">-listdir=<text:span text:style-name="T4">Y</text:span></text:p>
      <text:p text:style-name="P25"/>
      <text:p text:style-name="P28">Print a listing of all the sub-directories in the repository directory specified with the option “-dir”.</text:p>
      <text:p text:style-name="P25"/>
      <text:p text:style-name="P30"/>
      <text:list text:style-name="L2" text:continue-numbering="true">
        <text:list-item>
          <text:p text:style-name="P26">Set the repository directory</text:p>
        </text:list-item>
      </text:list>
      <text:p text:style-name="P25"/>
      <text:p text:style-name="P24">-dir=<text:span text:style-name="T4">directory</text:span></text:p>
      <text:p text:style-name="P25"/>
      <text:p text:style-name="P28">Specifies the directory in the repository to use. <text:s/>Repository directories are specified like this:</text:p>
      <text:p text:style-name="P28">The root directory: <text:tab/><text:tab/>/</text:p>
      <text:p text:style-name="P28">A subdirectory:<text:tab/><text:tab/>/production/Dimensions/</text:p>
      <text:p text:style-name="P28"/>
      <text:p text:style-name="P28">From version 2.2.2 on, a / (slash) is used to separate directories on all platforms.</text:p>
      <text:p text:style-name="P28"/>
      <text:list text:style-name="L2" text:continue-numbering="true">
        <text:list-item>
          <text:p text:style-name="P26"><text:s/>List the repository jobs</text:p>
        </text:list-item>
      </text:list>
      <text:p text:style-name="P25"/>
      <text:p text:style-name="P24">-listjobs=<text:span text:style-name="T4">Y</text:span></text:p>
      <text:p text:style-name="P25"/>
      <text:p text:style-name="P28">Show a list of all the jobs in the repository directory specified with the option “-dir”.</text:p>
      <text:p text:style-name="P25"/>
      <text:list text:style-name="L2" text:continue-numbering="true">
        <text:list-item>
          <text:p text:style-name="P26"><text:s/>List the available repositories</text:p>
        </text:list-item>
      </text:list>
      <text:p text:style-name="P25"/>
      <text:p text:style-name="P24">-listrep=<text:span text:style-name="T4">Y</text:span></text:p>
      <text:p text:style-name="P25"/>
      <text:p text:style-name="P28">Print a listing of all the defined repositories.</text:p>
      <text:p text:style-name="P31"/>
      <text:list text:style-name="L2" text:continue-numbering="true">
        <text:list-item>
          <text:p text:style-name="P26"><text:s/>Don't log in to the repository</text:p>
        </text:list-item>
      </text:list>
      <text:p text:style-name="P25"/>
      <text:p text:style-name="P24">-norep=<text:span text:style-name="T4">Y</text:span></text:p>
      <text:p text:style-name="P32"/>
      <text:p text:style-name="P32">If you have set environment variables KETTLE_REPOSITORY, KETTLE_USER, KETTLE_PASSWORD, you can prevent Kitchen from logging into the repository. For example if you want to launch a job from an XML file.</text:p>
      <text:p text:style-name="P32"/>
      <text:p text:style-name="P33"/>
      <text:list text:style-name="Numbering_20_1" text:continue-numbering="true">
        <text:list-item>
          <text:list text:continue-numbering="true">
            <text:list-item>
              <text:h text:style-name="P34" text:outline-level="2">Path</text:h>
            </text:list-item>
          </text:list>
        </text:list-item>
      </text:list>
      <text:p text:style-name="P25">Please make sure that you are positioned in the Kettle directory before running the samples below. <text:s/>If you put these scripts into a batch file or shell script, simply do a change directory to the installation directory:</text:p>
      <text:p text:style-name="P25"/>
      <text:p text:style-name="P25">If Kettle was installed on windows on the D:\ drive</text:p>
      <text:p text:style-name="P25"/>
      <text:p text:style-name="P24"/>
      <text:p text:style-name="P24">D:</text:p>
      <text:p text:style-name="P24">cd \Kettle</text:p>
      <text:p text:style-name="P24"/>
      <text:p text:style-name="P25"/>
      <text:p text:style-name="P25">If Kettle was installed in the /product directory on a Unix system:</text:p>
      <text:p text:style-name="P25"/>
      <text:p text:style-name="P24"/>
      <text:p text:style-name="P24">cd /product/Kettle/</text:p>
      <text:p text:style-name="P24"/>
      <text:p text:style-name="P25"/>
      <text:list text:style-name="Numbering_20_1" text:continue-numbering="true">
        <text:list-item>
          <text:list text:continue-numbering="true">
            <text:list-item>
              <text:h text:style-name="P34" text:outline-level="2">Run a job from file</text:h>
            </text:list-item>
          </text:list>
        </text:list-item>
      </text:list>
      <text:p text:style-name="P25">This example runs a job from file on a windows platform:</text:p>
      <text:p text:style-name="P25"/>
      <text:p text:style-name="P24"/>
      <text:p text:style-name="P24">kitchen.bat /file:D:\Jobs\updateWarehouse.kjb /level:Basic</text:p>
      <text:p text:style-name="P24"/>
      <text:p text:style-name="P25"/>
      <text:p text:style-name="P25">This example runs a job from file on a Linux box:</text:p>
      <text:p text:style-name="P25"/>
      <text:p text:style-name="P24"/>
      <text:p text:style-name="P24">kitchen.sh -file=/PRD/updateWarehouse.kjb –level=Minimal</text:p>
      <text:p text:style-name="P24"/>
      <text:p text:style-name="P30"/>
      <text:list text:style-name="Numbering_20_1" text:continue-numbering="true">
        <text:list-item>
          <text:list text:continue-numbering="true">
            <text:list-item>
              <text:h text:style-name="P34" text:outline-level="2">Run a job from Repository</text:h>
            </text:list-item>
          </text:list>
        </text:list-item>
      </text:list>
      <text:p text:style-name="P25">This example runs a job from the repository on a windows platform:</text:p>
      <text:p text:style-name="P25">(Enter on a single line without returns…)</text:p>
      <text:p text:style-name="P25"/>
      <text:p text:style-name="P24"/>
      <text:p text:style-name="P24">kitchen.bat </text:p>
      <text:p text:style-name="P24"><text:tab/> <text:s/>/rep:“Production Repository” </text:p>
      <text:p text:style-name="P24"><text:s text:c="8"/>/job:”Update dimensions”</text:p>
      <text:p text:style-name="P24"><text:tab/> <text:s/>/dir:/Dimensions/</text:p>
      <text:p text:style-name="P24"><text:s text:c="8"/>/user:matt</text:p>
      <text:p text:style-name="P24"><text:s text:c="8"/>/pass:somepassword123</text:p>
      <text:p text:style-name="P24"><text:s text:c="8"/>/level:Basic</text:p>
      <text:p text:style-name="P24"/>
      <text:p text:style-name="P25"/>
      <text:list text:style-name="Numbering_20_1" text:continue-numbering="true">
        <text:list-item>
          <text:list text:continue-numbering="true">
            <text:list-item>
              <text:h text:style-name="P34" text:outline-level="2">Redirecting output</text:h>
            </text:list-item>
          </text:list>
        </text:list-item>
      </text:list>
      <text:p text:style-name="P25">If you don’t want the output of the file to appear on the screen but rather be put into a log file, you can use redirection.</text:p>
      <text:p text:style-name="P25"/>
      <text:p text:style-name="P25">This example adds the Kitchen output to an ever-growing log file:</text:p>
      <text:p text:style-name="P25"/>
      <text:p text:style-name="P24"/>
      <text:p text:style-name="P24">kitchen.sh –file=“/PRD/updateWarehouse.kjb” –level=Minimal &gt;&gt; /LOG/trans.log</text:p>
      <text:p text:style-name="P24"/>
      <text:p text:style-name="P25"/>
      <text:p text:style-name="P25">This example writes the Kitchen output to a file that gets overwritten every time:</text:p>
      <text:p text:style-name="P25"/>
      <text:p text:style-name="P24"/>
      <text:p text:style-name="P24">kitchen.bat /file:C:\PRD\runAll.kjb /level:Basic &gt; C:\LOG\trans.log</text:p>
      <text:p text:style-name="P24"/>
      <text:p text:style-name="P25"/>
      <text:p text:style-name="P25"/>
      <text:p text:style-name="P25"/>
      <text:list text:style-name="Numbering_20_1" text:continue-numbering="true">
        <text:list-item>
          <text:h text:style-name="P35" text:outline-level="1">Scheduling</text:h>
          <text:list>
            <text:list-item>
              <text:h text:style-name="P34" text:outline-level="2">Schedule a job on windows</text:h>
            </text:list-item>
          </text:list>
        </text:list-item>
      </text:list>
      <text:p text:style-name="P25">The best way to go at it is to test the command first at the dos prompt.</text:p>
      <text:p text:style-name="P25">Then you can use the windows scheduler to launch this command.</text:p>
      <text:p text:style-name="P25">Windows versions since Windows 2000 have a GUI for doing this accessible through the control panel. <text:s/>However it’s also possible to use the command line to do this:</text:p>
      <text:p text:style-name="P25"/>
      <text:p text:style-name="P24"/>
      <text:p text:style-name="P24">at 23:30 /every:Monday,Wednesday,Friday "D:\updateWarehouse.bat"</text:p>
      <text:p text:style-name="P24"/>
      <text:p text:style-name="P25"/>
      <text:p text:style-name="P25">To see a list of the scheduled commands simply type:</text:p>
      <text:p text:style-name="P25"/>
      <text:p text:style-name="P24"/>
      <text:p text:style-name="P24">at</text:p>
      <text:p text:style-name="P24"/>
      <text:p text:style-name="P25"/>
      <text:list text:style-name="Numbering_20_1" text:continue-numbering="true">
        <text:list-item>
          <text:list text:continue-numbering="true">
            <text:list-item>
              <text:h text:style-name="P34" text:outline-level="2">Schedule a job on Unix</text:h>
            </text:list-item>
          </text:list>
        </text:list-item>
      </text:list>
      <text:p text:style-name="P25">First create a shell script that runs all the jobs you need. <text:s/>Then you can schedule this script to run.</text:p>
      <text:p text:style-name="P25">On Unix like systems the easiest way to schedule a command is by using the “cron table”. <text:s/>You can do this by entering the following command:</text:p>
      <text:p text:style-name="P25"/>
      <text:p text:style-name="P24"/>
      <text:p text:style-name="P24">crontab –e</text:p>
      <text:p text:style-name="P24"/>
      <text:p text:style-name="P25"/>
      <text:p text:style-name="P25">Then you can enter the time at which the command needs to be run as well as the command on a single line in the text file that is presented.</text:p>
      <text:p text:style-name="P25">The first options are:</text:p>
      <text:p text:style-name="P28"/>
      <text:list text:style-name="WW8Num28">
        <text:list-item>
          <text:p text:style-name="P36">Minute:<text:tab/><text:tab/>The minute of the hour, 0-59</text:p>
        </text:list-item>
        <text:list-item>
          <text:p text:style-name="P36">Hour:<text:tab/><text:tab/>The hour of the day, 0-23</text:p>
        </text:list-item>
        <text:list-item>
          <text:p text:style-name="P36">Month day:<text:tab/>The day of the month, 1-31</text:p>
        </text:list-item>
        <text:list-item>
          <text:p text:style-name="P36">Month:<text:tab/><text:tab/>The month of the year, 1-12</text:p>
        </text:list-item>
        <text:list-item>
          <text:p text:style-name="P36">Weekday:<text:tab/><text:tab/>The day of the week, 0-6, 0=Sunday</text:p>
        </text:list-item>
      </text:list>
      <text:p text:style-name="P25"/>
      <text:p text:style-name="P25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5"/>
      <text:p text:style-name="P25">So, if you want to update the dimensions every hour, at 15 and 45 minutes past the hour during the weekdays, you might enter these lines in a crontab:</text:p>
      <text:p text:style-name="P25"/>
      <text:p text:style-name="P24">#</text:p>
      <text:p text:style-name="P24"># Launches the update of the dimensions in the warehouse</text:p>
      <text:p text:style-name="P24">#</text:p>
      <text:p text:style-name="P24">15,45 * * * 1-5 /PROD/update_dimensions.sh</text:p>
      <text:p text:style-name="P24">#</text:p>
      <text:p text:style-name="P25"/>
      <text:p text:style-name="P25"/>
      <text:p text:style-name="P25"/>
      <text:p text:style-name="P25"/>
      <text:p text:style-name="P25"/>
      <text:list text:style-name="Numbering_20_1" text:continue-numbering="true">
        <text:list-item>
          <text:h text:style-name="P37" text:outline-level="1">License</text:h>
          <text:list>
            <text:list-item>
              <text:h text:style-name="P34" text:outline-level="2">Short version</text:h>
            </text:list-item>
          </text:list>
        </text:list-item>
      </text:list>
      <text:p text:style-name="P22">Starting with version 2.2.0 Kettle is released into the public domain under the LGPL license.</text:p>
      <text:p text:style-name="P22">Please refer to the complete text of this license in the next paragraph.</text:p>
      <text:p text:style-name="P22"/>
      <text:p text:style-name="P38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4" text:outline-level="2">Complete text</text:h>
            </text:list-item>
          </text:list>
        </text:list-item>
      </text:list>
      <text:p text:style-name="P32"/>
      <text:p text:style-name="Standard"><text:tab/><text:tab/> <text:s/><text:span text:style-name="T5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2"><text:span text:style-name="T5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6-27T18:28:55.43">27/06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Kitchen </text:span><text:span text:style-name="T2"><text:variable-set text:name="KettleVersion" office:value-type="string">2.3.0</text:variable-set>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0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6-27T18:28:55</dc:date>
    <meta:print-date>2004-05-24T21:55:00</meta:print-date>
    <dc:language>nl-NL</dc:language>
    <meta:editing-cycles>74</meta:editing-cycles>
    <meta:editing-duration>P1DT8H6M33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9" meta:paragraph-count="161" meta:word-count="5841" meta:character-count="34784"/>
  </office:meta>
</office:document-meta>
</file>